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295ca5" draw:marker-start-width="0.275cm" draw:marker-start-center="false" draw:marker-end-width="0.275cm" draw:marker-end-center="false" draw:fill="solid" draw:fill-color="#0098cc" draw:opacity="50%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.019cm" svg:stroke-color="#808080" draw:marker-start-width="0.33cm" draw:marker-start-center="false" draw:marker-end-width="0.33cm" draw:marker-end-center="false" draw:fill="none" draw:fill-color="#ffffff" fo:min-height="0.38cm" fo:padding-top="0.03cm" fo:padding-bottom="0.03cm" fo:padding-left="0.049cm" fo:padding-right="0.04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8cm" fo:padding-top="0.03cm" fo:padding-bottom="0.03cm" fo:padding-left="0.049cm" fo:padding-right="0.04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808080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0098c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2" draw:layer="layout" svg:width="3.499cm" svg:height="2.497cm" svg:x="8.942cm" svg:y="13.713cm" svg:viewBox="0 0 3500 2498" draw:points="1000,0 0,2000 2499,2498 3500,499">
            <text:p text:style-name="P1"><text:span text:style-name="T1"><text:s/></text:span></text:p>
          </draw:polygon>
          <draw:frame draw:style-name="gr2" draw:text-style-name="P4" draw:layer="layout" svg:width="0.325cm" svg:height="0.44cm" svg:x="9.775cm" svg:y="13.307cm">
            <draw:text-box>
              <text:p text:style-name="P3"><text:span text:style-name="T2">A</text:span></text:p>
            </draw:text-box>
          </draw:frame>
          <draw:frame draw:style-name="gr3" draw:text-style-name="P6" draw:layer="layout" svg:width="0.325cm" svg:height="0.44cm" svg:x="12.442cm" svg:y="13.963cm">
            <draw:text-box>
              <text:p text:style-name="P5"><text:span text:style-name="T3">B</text:span></text:p>
            </draw:text-box>
          </draw:frame>
          <draw:frame draw:style-name="gr3" draw:text-style-name="P6" draw:layer="layout" svg:width="0.325cm" svg:height="0.44cm" svg:x="11.269cm" svg:y="16.172cm">
            <draw:text-box>
              <text:p text:style-name="P5"><text:span text:style-name="T3">C</text:span></text:p>
            </draw:text-box>
          </draw:frame>
          <draw:frame draw:style-name="gr3" draw:text-style-name="P4" draw:layer="layout" svg:width="0.325cm" svg:height="0.44cm" svg:x="8.603cm" svg:y="15.507cm">
            <draw:text-box>
              <text:p text:style-name="P3"><text:span text:style-name="T3">D</text:span></text:p>
            </draw:text-box>
          </draw:frame>
          <draw:line draw:style-name="gr4" draw:text-style-name="P7" draw:layer="layout" svg:x1="8.942cm" svg:y1="13.713cm" svg:x2="12.442cm" svg:y2="13.713cm">
            <text:p/>
          </draw:line>
          <draw:line draw:style-name="gr4" draw:text-style-name="P7" draw:layer="layout" svg:x1="8.942cm" svg:y1="14.214cm" svg:x2="12.442cm" svg:y2="14.214cm">
            <text:p/>
          </draw:line>
          <draw:line draw:style-name="gr4" draw:text-style-name="P7" draw:layer="layout" svg:x1="8.942cm" svg:y1="14.715cm" svg:x2="12.442cm" svg:y2="14.715cm">
            <text:p/>
          </draw:line>
          <draw:line draw:style-name="gr4" draw:text-style-name="P7" draw:layer="layout" svg:x1="8.942cm" svg:y1="15.214cm" svg:x2="12.442cm" svg:y2="15.214cm">
            <text:p/>
          </draw:line>
          <draw:line draw:style-name="gr4" draw:text-style-name="P7" draw:layer="layout" svg:x1="8.942cm" svg:y1="15.715cm" svg:x2="12.442cm" svg:y2="15.715cm">
            <text:p/>
          </draw:line>
          <draw:line draw:style-name="gr4" draw:text-style-name="P7" draw:layer="layout" svg:x1="8.942cm" svg:y1="16.214cm" svg:x2="12.442cm" svg:y2="16.214cm">
            <text:p/>
          </draw:line>
          <draw:line draw:style-name="gr5" draw:text-style-name="P7" draw:layer="layout" svg:x1="8.942cm" svg:y1="13.713cm" svg:x2="8.942cm" svg:y2="16.211cm">
            <text:p/>
          </draw:line>
          <draw:line draw:style-name="gr5" draw:text-style-name="P7" draw:layer="layout" svg:x1="9.442cm" svg:y1="13.713cm" svg:x2="9.442cm" svg:y2="16.211cm">
            <text:p/>
          </draw:line>
          <draw:line draw:style-name="gr5" draw:text-style-name="P7" draw:layer="layout" svg:x1="9.943cm" svg:y1="13.713cm" svg:x2="9.943cm" svg:y2="16.211cm">
            <text:p/>
          </draw:line>
          <draw:line draw:style-name="gr5" draw:text-style-name="P7" draw:layer="layout" svg:x1="10.442cm" svg:y1="13.713cm" svg:x2="10.442cm" svg:y2="16.211cm">
            <text:p/>
          </draw:line>
          <draw:line draw:style-name="gr5" draw:text-style-name="P7" draw:layer="layout" svg:x1="10.937cm" svg:y1="13.713cm" svg:x2="10.937cm" svg:y2="16.211cm">
            <text:p/>
          </draw:line>
          <draw:line draw:style-name="gr5" draw:text-style-name="P7" draw:layer="layout" svg:x1="11.438cm" svg:y1="13.713cm" svg:x2="11.438cm" svg:y2="16.211cm">
            <text:p/>
          </draw:line>
          <draw:line draw:style-name="gr5" draw:text-style-name="P7" draw:layer="layout" svg:x1="11.939cm" svg:y1="13.713cm" svg:x2="11.939cm" svg:y2="16.211cm">
            <text:p/>
          </draw:line>
          <draw:line draw:style-name="gr5" draw:text-style-name="P7" draw:layer="layout" svg:x1="12.438cm" svg:y1="13.713cm" svg:x2="12.438cm" svg:y2="16.2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46:21.514833012</meta:creation-date>
    <dc:date>2018-03-22T11:46:56.146405324</dc:date>
    <meta:editing-duration>PT35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